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5697" officeooo:paragraph-rsid="000d5697"/>
    </style:style>
    <style:style style:name="P2" style:family="paragraph" style:parent-style-name="Standard" style:list-style-name="L1"/>
    <style:style style:name="P3" style:family="paragraph" style:parent-style-name="Standard" style:list-style-name="L2">
      <style:text-properties officeooo:paragraph-rsid="000d5697"/>
    </style:style>
    <style:style style:name="P4" style:family="paragraph" style:parent-style-name="Standard" style:list-style-name="L3">
      <style:text-properties officeooo:paragraph-rsid="000d5697"/>
    </style:style>
    <style:style style:name="P5" style:family="paragraph" style:parent-style-name="Standard" style:list-style-name="L2">
      <style:text-properties officeooo:rsid="000d5697" officeooo:paragraph-rsid="000d5697"/>
    </style:style>
    <style:style style:name="P6" style:family="paragraph" style:parent-style-name="Standard" style:list-style-name="L5">
      <style:text-properties officeooo:rsid="000d5697" officeooo:paragraph-rsid="000d5697"/>
    </style:style>
    <style:style style:name="P7" style:family="paragraph" style:parent-style-name="Standard" style:list-style-name="L6">
      <style:text-properties officeooo:rsid="000d5697" officeooo:paragraph-rsid="000d5697"/>
    </style:style>
    <style:style style:name="P8" style:family="paragraph" style:parent-style-name="Standard" style:list-style-name="L4">
      <style:text-properties officeooo:paragraph-rsid="000d5697"/>
    </style:style>
    <style:style style:name="P9" style:family="paragraph" style:parent-style-name="Standard" style:list-style-name="L6">
      <style:text-properties officeooo:paragraph-rsid="000d5697"/>
    </style:style>
    <style:style style:name="P10" style:family="paragraph" style:parent-style-name="Standard" style:list-style-name="L7">
      <style:text-properties officeooo:paragraph-rsid="000d5697"/>
    </style:style>
    <style:style style:name="P11" style:family="paragraph" style:parent-style-name="Standard" style:list-style-name="L8">
      <style:text-properties officeooo:paragraph-rsid="000d5697"/>
    </style:style>
    <style:style style:name="P12" style:family="paragraph" style:parent-style-name="Standard">
      <style:text-properties officeooo:rsid="000fd649" officeooo:paragraph-rsid="000fd649"/>
    </style:style>
    <style:style style:name="P13" style:family="paragraph" style:parent-style-name="Standard">
      <style:text-properties officeooo:paragraph-rsid="000fd649"/>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text-properties officeooo:rsid="000fd649" officeooo:paragraph-rsid="000fd649"/>
    </style:style>
    <style:style style:name="T1" style:family="text">
      <style:text-properties officeooo:rsid="000d5697"/>
    </style:style>
    <style:style style:name="T2" style:family="text">
      <style:text-properties fo:font-weight="bold" style:font-weight-asian="bold" style:font-weight-complex="bold"/>
    </style:style>
    <style:style style:name="T3" style:family="text">
      <style:text-properties fo:font-weight="bold" officeooo:rsid="000fd649" style:font-weight-asian="bold" style:font-weight-complex="bold"/>
    </style:style>
    <style:style style:name="T4" style:family="text">
      <style:text-properties fo:font-size="18pt" fo:font-weight="bold" officeooo:rsid="000d5697" style:font-size-asian="18pt" style:font-weight-asian="bold" style:font-size-complex="18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 <text:s text:c="7"/><text:span text:style-name="T4">Web Scraping</text:span><text:span text:style-name="T1"> </text:span></text:p>
      <text:p text:style-name="Standard"/>
      <text:p text:style-name="Standard"/>
      <text:p text:style-name="Standard"/>
      <text:p text:style-name="P1"><text:span text:style-name="T2">Link:</text:span> http://quotes.toscrape.com/</text:p>
      <text:p text:style-name="Standard"/>
      <text:p text:style-name="Standard">Project Steps:</text:p>
      <text:p text:style-name="Standard"/>
      <text:list text:style-name="L1">
        <text:list-item>
          <text:p text:style-name="P2">Use the requests library to fetch the HTML content of the "Quotes to Scrape" website.</text:p>
        </text:list-item>
        <text:list-item>
          <text:p text:style-name="P2">Use BeautifulSoup to parse the HTML and extract the quotes, authors, and tags from the web pages.</text:p>
        </text:list-item>
        <text:list-item>
          <text:p text:style-name="P2">Store the scraped data in a structured format like a CSV file using pandas.</text:p>
        </text:list-item>
        <text:list-item>
          <text:p text:style-name="P2">Perform basic data analysis on the collected data using pandas. You can calculate statistics, visualize trends, or draw insights from the data.</text:p>
        </text:list-item>
        <text:list-item>
          <text:p text:style-name="P2">Create a short presentation summarizing your findings and insights from the data analysis.</text:p>
        </text:list-item>
      </text:list>
      <text:p text:style-name="Standard"><text:s text:c="4"/></text:p>
      <text:p text:style-name="Standard">After scraping the data from the "Quotes to Scrape" website and storing it in a structured format like a CSV file, you can use the pandas library to load and manipulate the data in a DataFrame. Here's a more detailed breakdown of the data analysis process:</text:p>
      <text:p text:style-name="Standard"/>
      <text:list xml:id="list371374119" text:style-name="L2">
        <text:list-item>
          <text:p text:style-name="P3"><text:span text:style-name="T2">Load the Data:</text:span> Use pandas to read the CSV file containing the scraped data into a DataFrame. The DataFrame is a powerful data structure that allows you to work with the data in a tabular format.</text:p>
        </text:list-item>
      </text:list>
      <text:list text:style-name="L3">
        <text:list-item>
          <text:list>
            <text:list-item>
              <text:p text:style-name="P4">Load the CSV file into a DataFrame</text:p>
            </text:list-item>
          </text:list>
        </text:list-item>
      </text:list>
      <text:list xml:id="list112835933881119" text:continue-list="list371374119" text:style-name="L2">
        <text:list-item>
          <text:p text:style-name="P5"><text:s/><text:span text:style-name="T2">Explore the Data:</text:span> Get a sense of the data you've collected by examining the first few rows and checking the data types of each column.</text:p>
        </text:list-item>
      </text:list>
      <text:list text:style-name="L4">
        <text:list-item>
          <text:p text:style-name="P8">Display the first few rows of the DataFrame</text:p>
        </text:list-item>
      </text:list>
      <text:list text:style-name="L5">
        <text:list-item>
          <text:p text:style-name="P6">Check the data types of each column</text:p>
        </text:list-item>
      </text:list>
      <text:list xml:id="list112835625135002" text:continue-list="list112835933881119" text:style-name="L2">
        <text:list-item>
          <text:p text:style-name="P5"><text:span text:style-name="T2">Data Cleaning (if necessary):</text:span> Depending on the website's structure and data quality, you may need to clean the data before proceeding with the analysis. This step can include removing duplicates, handling missing values, or converting data types if needed.</text:p>
        </text:list-item>
      </text:list>
      <text:list text:style-name="L6">
        <text:list-item>
          <text:list>
            <text:list-item>
              <text:p text:style-name="P9">Removing duplicate rows</text:p>
            </text:list-item>
            <text:list-item>
              <text:p text:style-name="P7">Handling missing values</text:p>
            </text:list-item>
          </text:list>
        </text:list-item>
      </text:list>
      <text:list xml:id="list112836838153390" text:continue-list="list112835625135002" text:style-name="L2">
        <text:list-item>
          <text:p text:style-name="P3"><text:span text:style-name="T2">Data Manipulation:</text:span> Use pandas functions to manipulate the data and extract useful information. You can perform various operations, such as filtering, sorting, grouping, and aggregating data.</text:p>
        </text:list-item>
      </text:list>
      <text:list text:style-name="L7">
        <text:list-item>
          <text:list>
            <text:list-item>
              <text:p text:style-name="P10">Count the number of quotes by each author</text:p>
            </text:list-item>
            <text:list-item>
              <text:p text:style-name="P10"><text:span text:style-name="T1">F</text:span>ilter quotes by a specific tag like "inspirational"</text:p>
            </text:list-item>
            <text:list-item>
              <text:p text:style-name="P10">Calculate the average length of quotes</text:p>
            </text:list-item>
          </text:list>
        </text:list-item>
      </text:list>
      <text:list xml:id="list112836467992493" text:continue-list="list112836838153390" text:style-name="L2">
        <text:list-item>
          <text:p text:style-name="P3"><text:span text:style-name="T2">Data Visualization:</text:span> <text:span text:style-name="T1">With </text:span>libraries (matplotlib and seaborn), you can create visualizations to better understand the data.</text:p>
        </text:list-item>
      </text:list>
      <text:list text:style-name="L8">
        <text:list-item>
          <text:list>
            <text:list-item>
              <text:p text:style-name="P11">Create a bar chart of the top 10 authors with the most quotes</text:p>
            </text:list-item>
          </text:list>
        </text:list-item>
      </text:list>
      <text:list xml:id="list112836374328782" text:continue-list="list112836467992493" text:style-name="L2">
        <text:list-item>
          <text:p text:style-name="P3"><text:span text:style-name="T2">Drawing Insights</text:span>: Once you have performed the data analysis and created visualizations (if applicable), draw insights from the data. Consider what the data reveals about the quotes, authors, or tags. You can use these insights to create a short presentation summarizing your findings.</text:p>
        </text:list-item>
      </text:list>
      <text:p text:style-name="Standard"><text:tab/></text:p>
      <text:p text:style-name="Standard"/>
      <text:p text:style-name="Standard"><text:soft-page-break/></text:p>
      <text:p text:style-name="Standard"><text:span text:style-name="Strong_20_Emphasis">Project Task: Expand Web Scraping Project with MariaDB Integration in a Docker Container</text:span></text:p>
      <text:p text:style-name="Standard"/>
      <text:p text:style-name="Standard"><text:span text:style-name="Strong_20_Emphasis">Objective</text:span>: Extend the existing web scraping project to store the scraped data not only in a CSV file but also in a MariaDB database hosted within a Docker container. This setup will enable easy deployment and management of the database as a containerized service.</text:p>
      <text:p text:style-name="Standard"/>
      <text:p text:style-name="Text_20_body"><text:span text:style-name="Strong_20_Emphasis">Requirements</text:span>:</text:p>
      <text:list text:style-name="L9">
        <text:list-item>
          <text:p text:style-name="P14"><text:span text:style-name="Strong_20_Emphasis">Install Docker</text:span>: Install Docker on your machine following the instructions for your specific operating system from the official Docker website (<text:a xlink:type="simple" xlink:href="https://www.docker.com/get-started" office:target-frame-name="_new" xlink:show="replace" text:style-name="Internet_20_link" text:visited-style-name="Visited_20_Internet_20_Link">https://www.docker.com/get-started</text:a>).</text:p>
        </text:list-item>
        <text:list-item>
          <text:p text:style-name="P14"><text:span text:style-name="Strong_20_Emphasis">MariaDB Docker Image</text:span>: Pull the official MariaDB Docker image from Docker Hub to create a containerized instance of the MariaDB database.</text:p>
        </text:list-item>
        <text:list-item>
          <text:p text:style-name="P14"><text:span text:style-name="Strong_20_Emphasis">Python and </text:span><text:span text:style-name="Strong_20_Emphasis"><text:span text:style-name="Source_20_Text">mysql-connector-python</text:span></text:span>: Install the <text:span text:style-name="Source_20_Text">mysql-connector-python</text:span> library using <text:span text:style-name="Source_20_Text">pip</text:span>:</text:p>
        </text:list-item>
        <text:list-item>
          <text:p text:style-name="P14"><text:span text:style-name="Strong_20_Emphasis">Adapt Python Code for Docker</text:span>: Modify your Python code to connect to the MariaDB database hosted within the Docker container. Update the database connection settings accordingly.</text:p>
        </text:list-item>
        <text:list-item>
          <text:p text:style-name="P14"><text:span text:style-name="Strong_20_Emphasis">Save Data to Dockerized MariaDB</text:span>: Adjust your Python script to save the scraped data to the MariaDB database running inside the Docker container. Create an SQL INSERT query to insert data into the corresponding table.</text:p>
        </text:list-item>
        <text:list-item>
          <text:p text:style-name="P14"><text:span text:style-name="Strong_20_Emphasis">Create Dockerfile</text:span>: Create a Dockerfile for your Python project, which will be used to build the container image for your application.</text:p>
        </text:list-item>
      </text:list>
      <text:p text:style-name="Standard"/>
      <text:p text:style-name="P13"><text:span text:style-name="T3">Project Task: <text:s/></text:span><text:span text:style-name="Strong_20_Emphasis">Natural Language Processing</text:span><text:span text:style-name="Strong_20_Emphasis"><text:span text:style-name="T3"> (NLP )</text:span></text:span></text:p>
      <text:p text:style-name="P12"/>
      <text:p text:style-name="P16"><text:span text:style-name="Strong_20_Emphasis">Step 1: Choose an NLP Task</text:span></text:p>
      <text:p text:style-name="Text_20_body">NLP encompasses a wide range of tasks, such as sentiment analysis, text summarization, keyword extraction, named entity recognition, and more. Choose an NLP task that interests you and is relevant to the quotes you've scraped.</text:p>
      <text:p text:style-name="Text_20_body"><text:span text:style-name="Strong_20_Emphasis">Step 2: Preprocess the Text</text:span></text:p>
      <text:p text:style-name="Text_20_body">Text preprocessing is essential for NLP tasks. It involves cleaning the text, tokenization (splitting text into words or subwords), removing stop words (common words like "the," "is," etc.), and stemming or lemmatization (reducing words to their base forms).</text:p>
      <text:p text:style-name="Text_20_body"><text:span text:style-name="Strong_20_Emphasis">Step 3: Choose a Library</text:span></text:p>
      <text:p text:style-name="Text_20_body">For Python, the Natural Language Toolkit (NLTK) and spaCy are popular NLP libraries that offer various tools and resources for text processing and analysis. Install the library of your choice using <text:span text:style-name="Source_20_Text">pip</text:span>.</text:p>
      <text:p text:style-name="Text_20_body"><text:span text:style-name="Strong_20_Emphasis">Step 4: Load and Analyze Data</text:span></text:p>
      <text:p text:style-name="Text_20_body"><text:soft-page-break/>Load the quotes data from your CSV or database. Depending on the chosen NLP task, you may need to preprocess the data further or analyze it in a specific way.</text:p>
      <text:p text:style-name="Text_20_body"><text:span text:style-name="Strong_20_Emphasis">Step 5: Implement the NLP Task</text:span></text:p>
      <text:p text:style-name="Text_20_body">Here are a few examples of how you can perform specific NLP tasks:</text:p>
      <text:list text:style-name="L10">
        <text:list-item>
          <text:p text:style-name="P15"><text:span text:style-name="Strong_20_Emphasis">Sentiment Analysis</text:span>: Determine the sentiment (positive, negative, neutral) of quotes using pre-trained sentiment analysis models or training your own classifier.</text:p>
        </text:list-item>
        <text:list-item>
          <text:p text:style-name="P15"><text:span text:style-name="Strong_20_Emphasis">Text Summarization</text:span>: Summarize lengthy quotes to their key points using techniques like extractive (selecting important sentences) or abstractive (generating new sentences) summarization.</text:p>
        </text:list-item>
        <text:list-item>
          <text:p text:style-name="P15"><text:span text:style-name="Strong_20_Emphasis">Keyword Extraction</text:span>: Identify and extract keywords or key phrases that represent the main topics or themes of the quotes.</text:p>
        </text:list-item>
        <text:list-item>
          <text:p text:style-name="P15"><text:span text:style-name="Strong_20_Emphasis">Named Entity Recognition (NER)</text:span>: Recognize and classify named entities such as people's names, locations, organizations, and dates.</text:p>
        </text:list-item>
      </text:list>
      <text:p text:style-name="Text_20_body"><text:span text:style-name="Strong_20_Emphasis">Step 6: Visualize and Interpret Results</text:span></text:p>
      <text:p text:style-name="Text_20_body">After implementing the NLP task, visualize and interpret the results. Create graphs, charts, or visualizations that illustrate the insights you've gained from the analysis.</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57:18.718107328</meta:creation-date>
    <dc:date>2023-08-10T11:28:34.606446447</dc:date>
    <meta:editing-duration>PT11M25S</meta:editing-duration>
    <meta:editing-cycles>3</meta:editing-cycles>
    <meta:generator>LibreOffice/7.4.5.1$Linux_X86_64 LibreOffice_project/40$Build-1</meta:generator>
    <meta:document-statistic meta:table-count="0" meta:image-count="0" meta:object-count="0" meta:page-count="3" meta:paragraph-count="52" meta:word-count="893" meta:character-count="5595" meta:non-whitespace-character-count="4762"/>
  </office:meta>
</office:document-meta>
</file>